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Lecture 10 Exercise<text:line-break/>Web Game Development Course<text:line-break/>February 2015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Reca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ails Rout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cated in /config/routes.rb</text:p>
              </text:list-item>
              <text:list-item>
                <text:p>Map URLs to Controllers/Actions</text:p>
              </text:list-item>
              <text:list-item>
                <text:p>Example, map /test/url to test controller, hello action:</text:p>
                <text:list>
                  <text:list-item>
                    <text:p>get '/test/url', to: 'test#hello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ms, Bundler and Gemfi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braries in Ruby are called “gems”</text:p>
              </text:list-item>
              <text:list-item>
                <text:p>Gems are distributed most often through RubyGems.org</text:p>
              </text:list-item>
              <text:list-item>
                <text:p>Bundler is a gem, which manage a project's library dependencies. It handles installations and gem updates</text:p>
              </text:list-item>
              <text:list-item>
                <text:p>Using bundler, the project's dependencies/libraries/gems are defined in a “Gemfile”</text:p>
              </text:list-item>
              <text:list-item>
                <text:p>To install a new dependency/gem just add it to the Gemfile</text:p>
              </text:list-item>
              <text:list-item>
                <text:p>Example, adding the gem rubocop:</text:p>
                <text:list>
                  <text:list-item>
                    <text:p>gem 'rubocop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bundle exec Comman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bundle exec executes commands in the context of the gem “bundle”</text:p>
              </text:list-item>
              <text:list-item>
                <text:p>This means it executes the commands from the gem defined in the Gemfile</text:p>
              </text:list-item>
              <text:list-item>
                <text:p>If missing, it is possible the commands will be executed with the global gems of the system, instead of the project ones</text:p>
              </text:list-item>
              <text:list-item>
                <text:p>Use Case:</text:p>
                <text:list>
                  <text:list-item>
                    <text:p>Having two projects on the same machine, with different rails versions</text:p>
                  </text:list-item>
                  <text:list-item>
                    <text:p>Using bundle exec you can use the correct commands from the proper rails versions of the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ak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“Rake is a software task management and build automation tool. It allows you to specify tasks and describe dependencies as well as to group tasks in a namespace.”</text:p>
              </text:list-item>
              <text:list-item>
                <text:p>Rake is a mechanism for executing recurring “scripts”/tasks in a project</text:p>
              </text:list-item>
              <text:list-item>
                <text:p>Example:</text:p>
                <text:list>
                  <text:list-item>
                    <text:p>bundle exec rake <text:a xlink:href="db:migrate" xlink:type="simple">db:migrate</text:a> (Applies the necessary “database migrations” to the project)</text:p>
                  </text:list-item>
                  <text:list-item>
                    <text:p>bundle exec rake routes (Lists all the routes in the applic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roll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side in app/controllers.rb</text:p>
              </text:list-item>
              <text:list-item>
                <text:p>Controllers handle the input and pass it on to the model</text:p>
              </text:list-item>
              <text:list-item>
                <text:p>They glue together the model and view components of the project</text:p>
              </text:list-item>
              <text:list-item>
                <text:p>Controllers consist of actions</text:p>
              </text:list-item>
              <text:list-item>
                <text:p>Through the routing in /config/routes.rb, controllers and actions are mapped to UR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e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side in app/models</text:p>
              </text:list-item>
              <text:list-item>
                <text:p>Handle the business logic of the project, i.e they are the meat of the application</text:p>
              </text:list-item>
              <text:list-item>
                <text:p>Models in Rails, most commonly, map to database tables and handle database operations</text:p>
              </text:list-item>
              <text:list-item>
                <text:p>Models should not be limited to database operations only, however, they should handle all kinds of logic in an 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ctiveRecor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ils uses the “ActiveRecord” ORM</text:p>
              </text:list-item>
              <text:list-item>
                <text:p>Models inherit from ActiveRecord::Base</text:p>
              </text:list-item>
              <text:list-item>
                <text:p>The models class name is used to determine which model maps to which database table</text:p>
              </text:list-item>
              <text:list-item>
                <text:p>The most common operations with models:</text:p>
                <text:list>
                  <text:list-item>
                    <text:p>User.all</text:p>
                  </text:list-item>
                  <text:list-item>
                    <text:p>User.find(id)</text:p>
                  </text:list-item>
                  <text:list-item>
                    <text:p>User.where(email: <text:a xlink:href="mailto:'test@example.com" xlink:type="simple">'test@example.com</text:a>')</text:p>
                    <text:list>
                      <text:list-item>
                        <text:p>@user = User.find(id)</text:p>
                      </text:list-item>
                      <text:list-item>
                        <text:p>@user.email = 'new_test@example.com)</text:p>
                      </text:list-item>
                      <text:list-item>
                        <text:p>@user.sav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iew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iews are located in app/views</text:p>
              </text:list-item>
              <text:list-item>
                <text:p>Views handle the presentation logic of an application</text:p>
              </text:list-item>
              <text:list-item>
                <text:p>For each controller there is a corresponding folder in app/views</text:p>
              </text:list-item>
              <text:list-item>
                <text:p>Each action is a separate “view”, in our case a separate .html.erb file</text:p>
              </text:list-item>
              <text:list-item>
                <text:p>Example</text:p>
                <text:list>
                  <text:list-item>
                    <text:p>Controller “test”, action “hello”</text:p>
                  </text:list-item>
                  <text:list-item>
                    <text:p>View is located in: app/views/test/hello.html.er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RB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RB is a template engine</text:p>
              </text:list-item>
              <text:list-item>
                <text:p>It is most often used to embed Ruby code in an HTML document</text:p>
              </text:list-item>
              <text:list-item>
                <text:p>Ruby code is embedded with a pair of &lt;% %&gt; delimiters</text:p>
              </text:list-item>
              <text:list-item>
                <text:p>Example</text:p>
                <text:list>
                  <text:list-item>
                    <text:p>&lt;h1&gt;&lt;% print Time.now %&gt;&lt;/h1&gt; Displays the current time in a “h1” tag</text:p>
                  </text:list-item>
                </text:list>
              </text:list-item>
              <text:list-item>
                <text:p>All instance variables in a controller (variables starting with “@”) are available in the view</text:p>
              </text:list-item>
              <text:list-item>
                <text:p>Example</text:p>
                <text:list>
                  <text:list-item>
                    <text:p>@user = User.find(1) # Code in controller</text:p>
                  </text:list-item>
                  <text:list-item>
                    <text:p>&lt;h1&gt;Hello, &lt;% print @user.username %&gt;&lt;/h1&gt; # Code in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ails Conso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console which “connects” to your rails project</text:p>
              </text:list-item>
              <text:list-item>
                <text:p>It can execute code within your project context</text:p>
              </text:list-item>
              <text:list-item>
                <text:p>Started with:</text:p>
                <text:list>
                  <text:list-item>
                    <text:p>bundle exec rails console</text:p>
                  </text:list-item>
                </text:list>
              </text:list-item>
              <text:list-item>
                <text:p>Example:</text:p>
                <text:list>
                  <text:list-item>
                    <text:p>User.all # List all your users</text:p>
                  </text:list-item>
                  <text:list-item>
                    <text:p>User.find(1) # Find user with id 1</text:p>
                  </text:list-item>
                  <text:list-item>
                    <text:p>User.where(email: <text:a xlink:href="mailto:'test@example.com" xlink:type="simple">'test@example.com</text:a>') # Find user with email test@example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TML Form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ms are used to gather user input and pass it on to the server</text:p>
              </text:list-item>
              <text:list-item>
                <text:p>Forms have an action attribute, which is used to specify the URL, where the data should be sent</text:p>
              </text:list-item>
              <text:list-item>
                <text:p>Forms have a method attribute, which specifies the HTTP request type (post, get, etc…)</text:p>
              </text:list-item>
              <text:list-item>
                <text:p>Use post when “posting” data to a server</text:p>
              </text:list-item>
              <text:list-item>
                <text:p>Use get when retrieving data to a server</text:p>
              </text:list-item>
              <text:list-item>
                <text:p>Input is gather throught the “input” html tag</text:p>
              </text:list-item>
              <text:list-item>
                <text:p>Inputs have a “name” attribute. On the server data will be received with the specified name</text:p>
              </text:list-item>
              <text:list-item>
                <text:p>Forms are submitted with a special input type - “submit”</text:p>
              </text:list-item>
              <text:list-item>
                <text:p>Example:</text:p>
                <text:p>&lt;form action=”/test/hello” method=”post”&gt;</text:p>
                <text:p><text:s text:c="2"/>&lt;input type=”email” name=”email” /&gt;</text:p>
                <text:p><text:s text:c="2"/>&lt;input type=”password” name=”password” /&gt;</text:p>
                <text:p><text:s text:c="2"/>&lt;input type=”submit” value=”Submit Form” /&gt;</text:p>
                <text:p>&lt;/form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m Input on the Server-Sid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ta from forms is accessible in the controllers through the “params” Hash</text:p>
              </text:list-item>
              <text:list-item>
                <text:p>Example:</text:p>
                <text:list>
                  <text:list-item>
                    <text:p>Form posts an email and password pair, data can be accessed with:</text:p>
                    <text:list>
                      <text:list-item>
                        <text:p>params[:email]</text:p>
                      </text:list-item>
                      <text:list-item>
                        <text:p>params[:password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splay all http parameters in a 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ate a new controller, called test (new file in app/controllers)</text:p>
              </text:list-item>
              <text:list-item>
                <text:p>Map a URL to the test controller, for displaying the form (config/routes.rb)</text:p>
              </text:list-item>
              <text:list-item>
                <text:p>Create a view to display a form with some parameters and a submit button</text:p>
              </text:list-item>
              <text:list-item>
                <text:p>Do not set a form action</text:p>
              </text:list-item>
              <text:list-item>
                <text:p>Modify the view to display all parameters if pres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mplement a password change featu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p a URL which will display the change password form</text:p>
              </text:list-item>
              <text:list-item>
                <text:p>Map a URL which will handle the form submit</text:p>
              </text:list-item>
              <text:list-item>
                <text:p>Create the form view</text:p>
              </text:list-item>
              <text:list-item>
                <text:p>Modify the layout with a link to the form view</text:p>
              </text:list-item>
              <text:list-item>
                <text:p>Set the “action” attribute of the form, to the URL which will handle the form submit</text:p>
              </text:list-item>
              <text:list-item>
                <text:p>Create and implement the two necessary actions in for the password chan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mplement the email change featu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milarly to the password change feature, implement an email change fea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d dat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dd a Date column to the statuses table and display the date of each status</text:p>
              </text:list-item>
              <text:list-item>
                <text:p>Make the header column a link which sorts the statuses based on the date in ascending/descending order</text:p>
              </text:list-item>
              <text:list-item>
                <text:p>Use .order method of the ActiveRecord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mplement a Status “delete” featu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 your own</text:p>
                <text:list>
                  <text:list-item>
                    <text:p>Hint: Add a link when displaying the statuses of users, which points to a delete action, pass the status id</text:p>
                  </text:list-item>
                  <text:list-item>
                    <text:p><text:span text:style-name="T1">Hint: You can use @status.destro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4T06:07:53.228476494</meta:creation-date>
    <dc:date>2015-05-18T06:34:19.732761663</dc:date>
    <meta:editing-duration>PT48M41S</meta:editing-duration>
    <meta:editing-cycles>23</meta:editing-cycles>
    <meta:generator>LibreOffice/4.4.3.2$Linux_X86_64 LibreOffice_project/40m0$Build-2</meta:generator>
    <meta:document-statistic meta:object-count="93"/>
  </office:meta>
</office:document-meta>
</file>